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ure, let me break down the assignment and provide you with a step-by-step approach to tackle it.</text:p>
      <text:p text:style-name="Standard"/>
      <text:p text:style-name="Standard">The assignment is to implement an external sort merge algorithm in Java. This algorithm is used when the data set is too large to fit in memory, so it has to be sorted in chunks (runs) and then merged together.</text:p>
      <text:p text:style-name="Standard"/>
      <text:p text:style-name="Standard">Here's how you can proceed:</text:p>
      <text:p text:style-name="Standard"/>
      <text:p text:style-name="Standard">1. **Understanding the Assignment**</text:p>
      <text:p text:style-name="Standard"><text:s text:c="3"/>- The assignment requires you to implement two Java classes:</text:p>
      <text:p text:style-name="Standard"><text:s text:c="5"/>- `makeRuns.java`: This class creates initial sorted runs from the input file.</text:p>
      <text:p text:style-name="Standard"><text:s text:c="5"/>- `xSort.java`: This class performs the merge step by distributing the runs into temporary files and then merging them until a single sorted run is obtained.</text:p>
      <text:p text:style-name="Standard"/>
      <text:p text:style-name="Standard">2. **makeRuns.java**</text:p>
      <text:p text:style-name="Standard"><text:s text:c="3"/>- This class takes two arguments:</text:p>
      <text:p text:style-name="Standard"><text:s text:c="5"/>- An integer `m` representing the size of each initial run (number of lines to sort).</text:p>
      <text:p text:style-name="Standard"><text:s text:c="5"/>- The name of the input text file to be sorted.</text:p>
      <text:p text:style-name="Standard"><text:s text:c="3"/>- The class should:</text:p>
      <text:p text:style-name="Standard"><text:s text:c="5"/>- Read `m` lines from the input file.</text:p>
      <text:p text:style-name="Standard"><text:s text:c="5"/>- Sort these `m` lines using an efficient sorting algorithm (e.g., heapsort, quicksort).</text:p>
      <text:p text:style-name="Standard"><text:s text:c="5"/>- Write the sorted run to standard output.</text:p>
      <text:p text:style-name="Standard"><text:s text:c="5"/>- Repeat this process until all lines from the input file have been sorted into runs.</text:p>
      <text:p text:style-name="Standard"><text:s text:c="3"/>- You can use the provided example command: `java makeRuns 128 mobydick.txt &gt; init.runs`</text:p>
      <text:p text:style-name="Standard"/>
      <text:p text:style-name="Standard">3. **xSort.java**</text:p>
      <text:p text:style-name="Standard"><text:s text:c="3"/>- This class takes three arguments:</text:p>
      <text:p text:style-name="Standard"><text:s text:c="5"/>- An integer `m` specifying the size of each initial run.</text:p>
      <text:p text:style-name="Standard"><text:s text:c="5"/>- The name of the file containing the initial runs (e.g., `init.runs`).</text:p>
      <text:p text:style-name="Standard"><text:s text:c="5"/>- An integer `k` specifying the number of runs to merge in each pass (for solo players, you can set `k` to 2 internally).</text:p>
      <text:p text:style-name="Standard"><text:s text:c="3"/>- The class should:</text:p>
      <text:p text:style-name="Standard"><text:s text:c="5"/>- Distribute the initial runs from the input file into `k` temporary files.</text:p>
      <text:p text:style-name="Standard"><text:s text:c="5"/>- Perform a `k`-way merge sort on these temporary files, iteratively merging them until a single sorted run is produced.</text:p>
      <text:p text:style-name="Standard"><text:s text:c="5"/>- Write the final sorted run to standard output.</text:p>
      <text:p text:style-name="Standard"><text:s text:c="3"/>- You can use the provided example command: `java xSort 128 init.runs 2 &gt; moby.sorted`</text:p>
      <text:p text:style-name="Standard"/>
      <text:p text:style-name="Standard">4. **Implementation**</text:p>
      <text:p text:style-name="Standard"><text:s text:c="3"/>- For `makeRuns.java`:</text:p>
      <text:p text:style-name="Standard"><text:s text:c="5"/>- Implement an efficient sorting algorithm (e.g., heapsort, quicksort) to sort `m` lines at a time.</text:p>
      <text:p text:style-name="Standard"><text:s text:c="5"/>- Read lines from the input file, sort them, and write the sorted run to standard output.</text:p>
      <text:p text:style-name="Standard"><text:s text:c="5"/>- Repeat until all lines are processed.</text:p>
      <text:p text:style-name="Standard"><text:s text:c="3"/>- For `xSort.java`:</text:p>
      <text:p text:style-name="Standard"><text:s text:c="5"/>- Distribute the initial runs into `k` temporary files.</text:p>
      <text:p text:style-name="Standard"><text:s text:c="5"/>- Implement a `k`-way merge algorithm using a priority queue or a similar data structure.</text:p>
      <text:p text:style-name="Standard"><text:s text:c="5"/>- Merge the temporary files iteratively until a single sorted run is obtained.</text:p>
      <text:p text:style-name="Standard"><text:s text:c="5"/>- Write the final sorted run to standard output.</text:p>
      <text:p text:style-name="Standard"/>
      <text:p text:style-name="Standard">5. **Testing and Submission**</text:p>
      <text:p text:style-name="Standard"><text:s text:c="3"/>- Compile and test your solution on a lab Linux machine to ensure it works as expected.</text:p>
      <text:p text:style-name="Standard"><text:soft-page-break/><text:s text:c="3"/>- Create a directory with your student ID (for solo work) or both student IDs separated by an underscore (for pair work).</text:p>
      <text:p text:style-name="Standard"><text:s text:c="3"/>- Place your well-documented source code files (`makeRuns.java` and `xSort.java`) in the directory.</text:p>
      <text:p text:style-name="Standard"><text:s text:c="3"/>- Optionally, include a `README` file with any additional information or instructions.</text:p>
      <text:p text:style-name="Standard"><text:s text:c="3"/>- Submit the directory (or a compressed tarball) via Moodle.</text:p>
      <text:p text:style-name="Standard"/>
      <text:p text:style-name="Standard">Remember to document your code properly, including your name(s) and student ID(s) in the header of each source file. Additionally, follow good coding practices, such as using descriptive variable and method names, proper formatting, and comments where necessary.</text:p>
      <text:p text:style-name="Standard"/>
      <text:p text:style-name="Standard">If you have any further questions or need clarification, feel free to as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8T10:50:53.618256061</meta:creation-date>
    <dc:date>2024-03-20T19:20:48.071675701</dc:date>
    <meta:editing-duration>P2DT8H19M44S</meta:editing-duration>
    <meta:editing-cycles>1</meta:editing-cycles>
    <meta:document-statistic meta:table-count="0" meta:image-count="0" meta:object-count="0" meta:page-count="2" meta:paragraph-count="45" meta:word-count="551" meta:character-count="3381" meta:non-whitespace-character-count="2728"/>
    <meta:generator>LibreOffice/7.3.7.2$Linux_X86_64 LibreOffice_project/30$Build-2</meta:generator>
  </office:meta>
</office:document-meta>
</file>